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line-height="150%" fo:text-indent="0cm" style:auto-text-indent="true"/>
      <style:text-properties style:font-name="Arial"/>
    </style:style>
    <style:style style:name="P2" style:family="paragraph" style:parent-style-name="Standard">
      <style:paragraph-properties fo:margin-left="0cm" fo:margin-right="0cm" fo:line-height="150%" fo:text-align="center" style:justify-single-word="false" fo:text-indent="0cm" style:auto-text-indent="true"/>
      <style:text-properties style:font-name="Ari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 ciudad muere. Bajo el yugo del silencio. La noche carcome el amanecer. El polvo y el sudor conducen la familiaridad de la miseria. Los fantasmas se sientan en el contén infinito de la lluvia. Observan como los edificios se diluyen. Como las infancias se desvanecen en un recuerdo al que nadie logra asistir. La ciudad muere. Bajo la manopla desvencijada del presente. Las calles pululan la sangre disecada de las victorias.</text:p>
      <text:p text:style-name="P2">* * *</text:p>
      <text:p text:style-name="P1">En la última calle, el último hombre mira como los demás se convierten en fantasmas. Él los observa desde su secreto. Las ropas de este hombre son sucias y viejas. Su olor es antiguo y moribundo. Él los observa agazapado en una esquina. A los otros, que caminan con sudor y agilidad superviviente. Desde su noche constante él entiende la realidad: La ciudad ha muerto.</text:p>
      <text:p text:style-name="P2">* * *</text:p>
      <text:p text:style-name="P1">En una ventana una anciana teje. Sus ojos miran al horizonte, por encima del mar. Los dedos nudosos se contraen con los recuerdos. Teje un mantel que venderá al día siguiente. Los pliegues blancos y porosos se extienden, incompletos, a sus pies. Bajo su ventana los fantasmas y los recuerdos corrompen el silencio.</text:p>
      <text:p text:style-name="P2">* * *</text:p>
      <text:p text:style-name="P1">Las luces de la ciudad se desmenuzan a lo lejos. El muchacho relee un libro en su suburbio nocturno y alejado. Al día siguiente esperará al lado de la calle. Subirá al autobús tumultuoso. Se dejará conducir por el sudor y el olor oprimido de los otros. Las calles polvorientas lo recibirán con desilusión. Ejercerá horas de silencio en un escritorio demacrado. Y en la siguiente noche huirá, una vez más, de la ciudad muerta, donde los fantasmas señalan con sus dedos el camino cerrado.</text:p>
      <text:p text:style-name="P2">* * *</text:p>
      <text:p text:style-name="P1">Nada queda que nos sostenga la existencia, salvo este infierno polvoriento, en el que las ideas se diluyen en carteles desteñidos. En donde los emotivos discursos se enarbolan con aburrimiento.</text:p>
      <text:p text:style-name="P1">La ciudad murió. Los fantasmas conducimos sus calles y sus casa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margin-left="0cm" fo:margin-right="0cm" fo:line-height="150%" fo:text-indent="0cm" style:auto-text-indent="true"/>
      <style:text-properties style:font-name="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Marginalia" style:family="paragraph" style:parent-style-name="Text_20_body" style:class="text">
      <style:paragraph-properties fo:margin-left="4.001cm" fo:margin-right="0cm" fo:text-indent="0cm" style:auto-text-indent="fals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08T14:31:33.86</meta:creation-date>
    <meta:editing-duration>PT30M58S</meta:editing-duration>
    <meta:editing-cycles>15</meta:editing-cycles>
    <meta:generator>LibreOffice/3.3$Win32 LibreOffice_project/330m19$Build-6</meta:generator>
    <dc:date>2011-11-20T21:22:55.16</dc:date>
    <meta:document-statistic meta:table-count="0" meta:image-count="0" meta:object-count="0" meta:page-count="1" meta:paragraph-count="10" meta:word-count="328" meta:character-count="1872"/>
  </office:meta>
</office:document-meta>
</file>